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9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6" calcext:value-type="date">
            <text:p>16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J2EE Presentation – Server</text:p>
          </table:table-cell>
          <table:table-cell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J2EE Presentation – Servlet Phase life cycle </text:p>
          </table:table-cell>
          <table:table-cell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office:value-type="string" calcext:value-type="string">
            <text:p>Collection ( Hash )</text:p>
          </table:table-cell>
          <table:table-cell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completed</text:p>
          </table:table-cell>
          <table:table-cell table:style-name="ce19" office:value-type="string" calcext:value-type="string">
            <text:p>Java ( EHM)</text:p>
          </table:table-cell>
          <table:table-cell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ingle row functions</text:p>
          </table:table-cell>
          <table:table-cell table:style-name="ce19" office:value-type="string" calcext:value-type="string">
            <text:p>( Servlet /Java Program /Theory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21:06:25.853174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2T21:10:37.747449112</dc:date>
    <meta:editing-duration>PT2H25M5S</meta:editing-duration>
    <meta:editing-cycles>37</meta:editing-cycles>
    <meta:generator>LibreOffice/6.2.8.2$Linux_X86_64 LibreOffice_project/20$Build-2</meta:generator>
    <meta:document-statistic meta:table-count="1" meta:cell-count="152" meta:object-count="0"/>
  </office:meta>
</office:document-meta>
</file>